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_20__28_var_29_" svg:stroke-width="0.04cm" draw:marker-start-width="0.27cm" draw:marker-end-width="0.27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4" style:family="text">
      <style:text-properties style:text-position="super 58%" fo:font-size="8pt" style:font-size-asian="18pt" style:font-size-complex="18pt"/>
    </style:style>
    <style:style style:name="T5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5cm" svg:height="0.75cm" svg:x="1cm" svg:y="0.4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2.5cm" svg:y="0.42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4cm" svg:y="0.4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5.5cm" svg:y="0.4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7cm" svg:y="0.4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8.5cm" svg:y="0.4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10cm" svg:y="0.4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708cm" svg:height="0.675cm" svg:x="10.988cm" svg:y="0.25cm">
          <draw:text-box>
            <text:p><text:span text:style-name="T2">(a) Initial state of subtree's in </text:span><text:span text:style-name="T3">vertexMap</text:span></text:p>
          </draw:text-box>
        </draw:frame>
        <draw:custom-shape draw:style-name="gr1" draw:text-style-name="P2" draw:layer="layout" svg:width="0.75cm" svg:height="0.75cm" svg:x="1cm" svg:y="2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2.5cm" svg:y="2.2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4cm" svg:y="2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5.5cm" svg:y="2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7cm" svg:y="2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9.5cm" svg:y="3.25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8.5cm" svg:y="2.25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623cm" svg:height="1.069cm" svg:x="10.988cm" svg:y="2.175cm">
          <draw:text-box>
            <text:p><text:span text:style-name="T2">(b) edge (f,g) processed, and union(f,g)</text:span></text:p>
            <text:p><text:span text:style-name="T2">takes place </text:span><text:span text:style-name="T3">vertexMap</text:span></text:p>
          </draw:text-box>
        </draw:frame>
        <draw:custom-shape draw:style-name="gr1" draw:text-style-name="P2" draw:layer="layout" svg:width="0.75cm" svg:height="0.75cm" svg:x="1cm" svg:y="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5cm" svg:height="0.75cm" svg:x="2.25cm" svg:y="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4.75cm" svg:y="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6.25cm" svg:y="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3.25cm" svg:y="5cm">
          <text:p text:style-name="P1"><text:span text:style-name="T1">E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793cm" svg:height="1.463cm" svg:x="10.988cm" svg:y="4.675cm">
          <draw:text-box>
            <text:p><text:span text:style-name="T2">(c) edge (b,e) processed, and union(b,e)</text:span></text:p>
            <text:p><text:span text:style-name="T2">takes place </text:span><text:span text:style-name="T3">vertexMap</text:span><text:span text:style-name="T5">, as B and E don't</text:span></text:p>
            <text:p><text:span text:style-name="T5">share a common parent.</text:span></text:p>
          </draw:text-box>
        </draw:frame>
        <draw:connector draw:style-name="gr3" draw:text-style-name="P1" draw:layer="layout" draw:type="line" svg:x1="2.891cm" svg:y1="6.109cm" svg:x2="3.359cm" svg:y2="5.641cm" draw:start-shape="id1" draw:start-glue-point="11" draw:end-shape="id2" draw:end-glue-point="7" svg:d="m2891 6109 468-468">
          <text:p/>
        </draw:connector>
        <draw:frame draw:style-name="gr2" draw:text-style-name="P3" draw:layer="layout" svg:width="7.043cm" svg:height="1.857cm" svg:x="10.988cm" svg:y="7.175cm">
          <draw:text-box>
            <text:p><text:span text:style-name="T2">(d) edge (b,d) processed, and union(b,d)</text:span></text:p>
            <text:p><text:span text:style-name="T2">takes place </text:span><text:span text:style-name="T3">vertexMap</text:span><text:span text:style-name="T5">, as B and D don't</text:span></text:p>
            <text:p><text:span text:style-name="T5">share a common parent. (note the smaller</text:span></text:p>
            <text:p><text:span text:style-name="T5">tree is added to the larger tree).</text:span></text:p>
          </draw:text-box>
        </draw:frame>
        <draw:frame draw:style-name="gr2" draw:text-style-name="P3" draw:layer="layout" svg:width="7.089cm" svg:height="1.433cm" svg:x="10.988cm" svg:y="9.925cm">
          <draw:text-box>
            <text:p><text:span text:style-name="T2">(e) edge (d,e) processed, </text:span><text:span text:style-name="T5">however as they</text:span></text:p>
            <text:p><text:span text:style-name="T5">share a common root vertex D, no union/</text:span></text:p>
            <text:p><text:span text:style-name="T5">merge takes place.</text:span></text:p>
          </draw:text-box>
        </draw:frame>
        <draw:frame draw:style-name="gr2" draw:text-style-name="P3" draw:layer="layout" svg:width="7.043cm" svg:height="2.251cm" svg:x="10.988cm" svg:y="12.425cm">
          <draw:text-box>
            <text:p><text:span text:style-name="T2">(f) edge (a,b) processed, and union(a,b)</text:span></text:p>
            <text:p><text:span text:style-name="T2">takes place </text:span><text:span text:style-name="T3">vertexMap</text:span><text:span text:style-name="T5">, as A and B don't</text:span></text:p>
            <text:p><text:span text:style-name="T5">share a common parent. (note the smaller</text:span></text:p>
            <text:p><text:span text:style-name="T5">tree is added to the larger tree, and path </text:span></text:p>
            <text:p><text:span text:style-name="T5">compression has occurred).</text:span></text:p>
          </draw:text-box>
        </draw:frame>
        <draw:frame draw:style-name="gr2" draw:text-style-name="P3" draw:layer="layout" svg:width="7.043cm" svg:height="2.251cm" svg:x="11cm" svg:y="18.893cm">
          <draw:text-box>
            <text:p><text:span text:style-name="T2">(h) edge (b,c) processed, and union(b,c)</text:span></text:p>
            <text:p><text:span text:style-name="T2">takes place </text:span><text:span text:style-name="T3">vertexMap</text:span><text:span text:style-name="T5">, as B and C don't</text:span></text:p>
            <text:p><text:span text:style-name="T5">share a common parent. (note the smaller</text:span></text:p>
            <text:p><text:span text:style-name="T5">tree is added to the larger tree, and path</text:span></text:p>
            <text:p><text:span text:style-name="T5">compression has occurred).</text:span></text:p>
          </draw:text-box>
        </draw:frame>
        <draw:frame draw:style-name="gr2" draw:text-style-name="P3" draw:layer="layout" svg:width="7.043cm" svg:height="1.857cm" svg:x="11cm" svg:y="15.5cm">
          <draw:text-box>
            <text:p><text:span text:style-name="T2">(g) edge (e,g) processed, and union(e,g)</text:span></text:p>
            <text:p><text:span text:style-name="T2">takes place </text:span><text:span text:style-name="T3">vertexMap</text:span><text:span text:style-name="T5">, as E and G don't</text:span></text:p>
            <text:p><text:span text:style-name="T5">share a common parent. (note the smaller</text:span></text:p>
            <text:p><text:span text:style-name="T5">tree is added to the larger tree).</text:span></text:p>
          </draw:text-box>
        </draw:frame>
        <draw:frame draw:style-name="gr2" draw:text-style-name="P3" draw:layer="layout" svg:width="7.009cm" svg:height="1.827cm" svg:x="10.903cm" svg:y="22.068cm">
          <draw:text-box>
            <text:p><text:span text:style-name="T2">(i) </text:span><text:span text:style-name="T5">Path compression occurs automatically</text:span></text:p>
            <text:p><text:span text:style-name="T5">in the find() method, so the resulting tree</text:span></text:p>
            <text:p><text:span text:style-name="T5">after all edges have been processed is</text:span></text:p>
            <text:p><text:span text:style-name="T5">shown.</text:span></text:p>
          </draw:text-box>
        </draw:frame>
        <draw:line draw:style-name="gr4" draw:text-style-name="P1" draw:layer="layout" svg:x1="0cm" svg:y1="1.5cm" svg:x2="18cm" svg:y2="1.5cm">
          <text:p/>
        </draw:line>
        <draw:line draw:style-name="gr4" draw:text-style-name="P1" draw:layer="layout" svg:x1="0cm" svg:y1="4.5cm" svg:x2="18cm" svg:y2="4.5cm">
          <text:p/>
        </draw:line>
        <draw:line draw:style-name="gr4" draw:text-style-name="P1" draw:layer="layout" svg:x1="0cm" svg:y1="7cm" svg:x2="18cm" svg:y2="7cm">
          <text:p/>
        </draw:line>
        <draw:line draw:style-name="gr4" draw:text-style-name="P1" draw:layer="layout" svg:x1="0cm" svg:y1="9.81cm" svg:x2="18cm" svg:y2="9.81cm">
          <text:p/>
        </draw:line>
        <draw:line draw:style-name="gr4" draw:text-style-name="P1" draw:layer="layout" svg:x1="-0.014cm" svg:y1="12.486cm" svg:x2="17.986cm" svg:y2="12.486cm">
          <text:p/>
        </draw:line>
        <draw:line draw:style-name="gr4" draw:text-style-name="P1" draw:layer="layout" svg:x1="0cm" svg:y1="15.25cm" svg:x2="18cm" svg:y2="15.25cm">
          <text:p/>
        </draw:line>
        <draw:line draw:style-name="gr4" draw:text-style-name="P1" draw:layer="layout" svg:x1="0cm" svg:y1="18.75cm" svg:x2="18cm" svg:y2="18.75cm">
          <text:p/>
        </draw:line>
        <draw:line draw:style-name="gr4" draw:text-style-name="P1" draw:layer="layout" svg:x1="0cm" svg:y1="22cm" svg:x2="18cm" svg:y2="22cm">
          <text:p/>
        </draw:line>
        <draw:connector draw:style-name="gr3" draw:text-style-name="P1" draw:layer="layout" draw:type="line" svg:x1="9.609cm" svg:y1="3.359cm" svg:x2="9.141cm" svg:y2="2.891cm" draw:start-shape="id3" draw:start-glue-point="5" draw:end-shape="id4" draw:end-glue-point="9" svg:d="m9609 3359-468-468">
          <text:p/>
        </draw:connector>
        <draw:custom-shape draw:style-name="gr1" draw:text-style-name="P2" xml:id="id5" draw:id="id5" draw:layer="layout" svg:width="0.75cm" svg:height="0.75cm" svg:x="9cm" svg:y="6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8cm" svg:y="5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109cm" svg:y1="6.109cm" svg:x2="8.641cm" svg:y2="5.641cm" draw:start-shape="id5" draw:start-glue-point="5" draw:end-shape="id6" draw:end-glue-point="9" svg:d="m9109 6109-468-468">
          <text:p/>
        </draw:connector>
        <draw:custom-shape draw:style-name="gr1" draw:text-style-name="P2" draw:layer="layout" svg:width="0.75cm" svg:height="0.75cm" svg:x="1cm" svg:y="7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2.25cm" svg:y="8.75cm">
          <text:p text:style-name="P1"><text:span text:style-name="T1">B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5.5cm" svg:y="7.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5cm" svg:height="0.75cm" svg:x="3.75cm" svg:y="7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5cm" svg:height="0.75cm" svg:x="3cm" svg:y="8cm">
          <text:p text:style-name="P1"><text:span text:style-name="T1">E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891cm" svg:y1="8.859cm" svg:x2="3.109cm" svg:y2="8.641cm" draw:start-shape="id7" draw:start-glue-point="11" draw:end-shape="id8" draw:end-glue-point="7" svg:d="m2891 8859 218-218">
          <text:p/>
        </draw:connector>
        <draw:custom-shape draw:style-name="gr1" draw:text-style-name="P2" xml:id="id9" draw:id="id9" draw:layer="layout" svg:width="0.75cm" svg:height="0.75cm" svg:x="8cm" svg:y="8.5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7cm" svg:y="7.5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109cm" svg:y1="8.609cm" svg:x2="7.641cm" svg:y2="8.141cm" draw:start-shape="id9" draw:start-glue-point="5" draw:end-shape="id10" draw:end-glue-point="9" svg:d="m8109 8609-468-468">
          <text:p/>
        </draw:connector>
        <draw:connector draw:style-name="gr3" draw:text-style-name="P1" draw:layer="layout" draw:type="line" svg:x1="3.859cm" svg:y1="7.891cm" svg:x2="3.641cm" svg:y2="8.109cm" draw:start-shape="id11" draw:start-glue-point="7" draw:end-shape="id8" draw:end-glue-point="11" svg:d="m3859 7891-218 218">
          <text:p/>
        </draw:connector>
        <draw:custom-shape draw:style-name="gr1" draw:text-style-name="P2" draw:layer="layout" svg:width="0.75cm" svg:height="0.75cm" svg:x="1cm" svg:y="1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75cm" svg:height="0.75cm" svg:x="2.25cm" svg:y="11.5cm">
          <text:p text:style-name="P1"><text:span text:style-name="T1">B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5.5cm" svg:y="10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75cm" svg:height="0.75cm" svg:x="3.75cm" svg:y="10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5cm" svg:height="0.75cm" svg:x="3cm" svg:y="10.75cm">
          <text:p text:style-name="P1"><text:span text:style-name="T1">E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891cm" svg:y1="11.609cm" svg:x2="3.109cm" svg:y2="11.391cm" draw:start-shape="id12" draw:start-glue-point="11" draw:end-shape="id13" draw:end-glue-point="7" svg:d="m2891 11609 218-218">
          <text:p/>
        </draw:connector>
        <draw:custom-shape draw:style-name="gr1" draw:text-style-name="P2" xml:id="id14" draw:id="id14" draw:layer="layout" svg:width="0.75cm" svg:height="0.75cm" svg:x="8cm" svg:y="11.25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75cm" svg:height="0.75cm" svg:x="7cm" svg:y="10.25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109cm" svg:y1="11.359cm" svg:x2="7.641cm" svg:y2="10.891cm" draw:start-shape="id14" draw:start-glue-point="5" draw:end-shape="id15" draw:end-glue-point="9" svg:d="m8109 11359-468-468">
          <text:p/>
        </draw:connector>
        <draw:connector draw:style-name="gr3" draw:text-style-name="P1" draw:layer="layout" draw:type="line" svg:x1="3.859cm" svg:y1="10.641cm" svg:x2="3.641cm" svg:y2="10.859cm" draw:start-shape="id16" draw:start-glue-point="7" draw:end-shape="id13" draw:end-glue-point="11" svg:d="m3859 10641-218 218">
          <text:p/>
        </draw:connector>
        <draw:custom-shape draw:style-name="gr1" draw:text-style-name="P2" xml:id="id22" draw:id="id22" draw:layer="layout" svg:width="0.75cm" svg:height="0.75cm" svg:x="4.75cm" svg:y="14cm">
          <text:p text:style-name="P1"><text:span text:style-name="T1">A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75cm" svg:height="0.75cm" svg:x="1.75cm" svg:y="14cm">
          <text:p text:style-name="P1"><text:span text:style-name="T1">B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5.5cm" svg:y="1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75cm" svg:height="0.75cm" svg:x="3.75cm" svg:y="1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75cm" svg:height="0.75cm" svg:x="2.793cm" svg:y="14cm">
          <text:p text:style-name="P1"><text:span text:style-name="T1">E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391cm" svg:y1="14.109cm" svg:x2="3.75cm" svg:y2="13.375cm" draw:start-shape="id17" draw:start-glue-point="11" draw:end-shape="id18" draw:end-glue-point="6" svg:d="m2391 14109 1359-734">
          <text:p/>
        </draw:connector>
        <draw:custom-shape draw:style-name="gr1" draw:text-style-name="P2" xml:id="id19" draw:id="id19" draw:layer="layout" svg:width="0.75cm" svg:height="0.75cm" svg:x="8cm" svg:y="14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5cm" svg:height="0.75cm" svg:x="7cm" svg:y="13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109cm" svg:y1="14.109cm" svg:x2="7.641cm" svg:y2="13.641cm" draw:start-shape="id19" draw:start-glue-point="5" draw:end-shape="id20" draw:end-glue-point="9" svg:d="m8109 14109-468-468">
          <text:p/>
        </draw:connector>
        <draw:connector draw:style-name="gr3" draw:text-style-name="P1" draw:layer="layout" draw:type="line" svg:x1="3.859cm" svg:y1="13.641cm" svg:x2="3.434cm" svg:y2="14.109cm" draw:end-shape="id21" draw:end-glue-point="11" svg:d="m3859 13641-425 468">
          <text:p/>
        </draw:connector>
        <draw:connector draw:style-name="gr3" draw:text-style-name="P1" draw:layer="layout" draw:type="line" svg:x1="4.859cm" svg:y1="14.109cm" svg:x2="4.391cm" svg:y2="13.641cm" draw:start-shape="id22" draw:start-glue-point="5" svg:d="m4859 14109-468-468">
          <text:p/>
        </draw:connector>
        <draw:custom-shape draw:style-name="gr1" draw:text-style-name="P2" xml:id="id28" draw:id="id28" draw:layer="layout" svg:width="0.75cm" svg:height="0.75cm" svg:x="6.25cm" svg:y="17.75cm">
          <text:p text:style-name="P1"><text:span text:style-name="T1">A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75cm" svg:height="0.75cm" svg:x="4cm" svg:y="16.75cm">
          <text:p text:style-name="P1"><text:span text:style-name="T1">B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5cm" svg:height="0.75cm" svg:x="1.5cm" svg:y="15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75cm" svg:height="0.75cm" svg:x="5.25cm" svg:y="16.75cm">
          <text:p text:style-name="P1"><text:span text:style-name="T1">D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75cm" svg:height="0.75cm" svg:x="4.25cm" svg:y="17.75cm">
          <text:p text:style-name="P1"><text:span text:style-name="T1">E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641cm" svg:y1="16.859cm" svg:x2="6cm" svg:y2="16.125cm" draw:start-shape="id23" draw:start-glue-point="11" draw:end-shape="id24" draw:end-glue-point="6" svg:d="m4641 16859 1359-734">
          <text:p/>
        </draw:connector>
        <draw:custom-shape draw:style-name="gr1" draw:text-style-name="P2" xml:id="id25" draw:id="id25" draw:layer="layout" svg:width="0.75cm" svg:height="0.75cm" svg:x="7cm" svg:y="16.75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75cm" svg:height="0.75cm" svg:x="6cm" svg:y="15.75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09cm" svg:y1="16.859cm" svg:x2="6.641cm" svg:y2="16.391cm" draw:start-shape="id25" draw:start-glue-point="5" draw:end-shape="id24" draw:end-glue-point="9" svg:d="m7109 16859-468-468">
          <text:p/>
        </draw:connector>
        <draw:connector draw:style-name="gr3" draw:text-style-name="P1" draw:layer="layout" draw:type="line" svg:x1="5.359cm" svg:y1="17.391cm" svg:x2="4.891cm" svg:y2="17.859cm" draw:start-shape="id26" draw:start-glue-point="7" draw:end-shape="id27" draw:end-glue-point="11" svg:d="m5359 17391-468 468">
          <text:p/>
        </draw:connector>
        <draw:connector draw:style-name="gr3" draw:text-style-name="P1" draw:layer="layout" draw:type="line" svg:x1="6.359cm" svg:y1="17.859cm" svg:x2="5.891cm" svg:y2="17.391cm" draw:start-shape="id28" draw:start-glue-point="5" draw:end-shape="id26" draw:end-glue-point="9" svg:d="m6359 17859-468-468">
          <text:p/>
        </draw:connector>
        <draw:connector draw:style-name="gr3" draw:text-style-name="P1" draw:layer="layout" draw:type="line" svg:x1="5.891cm" svg:y1="16.859cm" svg:x2="6.109cm" svg:y2="16.391cm" draw:start-shape="id26" draw:start-glue-point="11" draw:end-shape="id24" draw:end-glue-point="7" svg:d="m5891 16859 218-468">
          <text:p/>
        </draw:connector>
        <draw:custom-shape draw:style-name="gr1" draw:text-style-name="P2" xml:id="id34" draw:id="id34" draw:layer="layout" svg:width="0.75cm" svg:height="0.75cm" svg:x="8cm" svg:y="21cm">
          <text:p text:style-name="P1"><text:span text:style-name="T1">A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75cm" svg:height="0.75cm" svg:x="3.75cm" svg:y="21cm">
          <text:p text:style-name="P1"><text:span text:style-name="T1">B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75cm" svg:height="0.75cm" svg:x="7.25cm" svg:y="20.25cm">
          <text:p text:style-name="P1"><text:span text:style-name="T1">D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75cm" svg:height="0.75cm" svg:x="6cm" svg:y="20.25cm">
          <text:p text:style-name="P1"><text:span text:style-name="T1">E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391cm" svg:y1="21.109cm" svg:x2="4.609cm" svg:y2="20.891cm" draw:start-shape="id29" draw:start-glue-point="11" draw:end-shape="id30" draw:end-glue-point="7" svg:d="m4391 21109 218-218">
          <text:p/>
        </draw:connector>
        <draw:custom-shape draw:style-name="gr1" draw:text-style-name="P2" xml:id="id31" draw:id="id31" draw:layer="layout" svg:width="0.75cm" svg:height="0.75cm" svg:x="5.25cm" svg:y="21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75cm" svg:height="0.75cm" svg:x="4.5cm" svg:y="20.25cm">
          <text:p text:style-name="P1"><text:span text:style-name="T1">G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59cm" svg:y1="21.109cm" svg:x2="5.141cm" svg:y2="20.891cm" draw:start-shape="id31" draw:start-glue-point="5" draw:end-shape="id30" draw:end-glue-point="9" svg:d="m5359 21109-218-218">
          <text:p/>
        </draw:connector>
        <draw:connector draw:style-name="gr3" draw:text-style-name="P1" draw:layer="layout" draw:type="line" svg:x1="6.125cm" svg:y1="19.75cm" svg:x2="6.375cm" svg:y2="20.25cm" draw:start-shape="id32" draw:start-glue-point="8" draw:end-shape="id33" svg:d="m6125 19750 250 500">
          <text:p/>
        </draw:connector>
        <draw:connector draw:style-name="gr3" draw:text-style-name="P1" draw:layer="layout" draw:type="line" svg:x1="8.109cm" svg:y1="21.109cm" svg:x2="7.891cm" svg:y2="20.891cm" draw:start-shape="id34" draw:start-glue-point="5" draw:end-shape="id35" draw:end-glue-point="9" svg:d="m8109 21109-218-218">
          <text:p/>
        </draw:connector>
        <draw:connector draw:style-name="gr3" draw:text-style-name="P1" draw:layer="layout" draw:type="line" svg:x1="7.359cm" svg:y1="20.359cm" svg:x2="6.391cm" svg:y2="19.641cm" draw:start-shape="id35" draw:start-glue-point="5" draw:end-shape="id32" draw:end-glue-point="9" svg:d="m7359 20359-968-718">
          <text:p/>
        </draw:connector>
        <draw:custom-shape draw:style-name="gr1" draw:text-style-name="P2" xml:id="id32" draw:id="id32" draw:layer="layout" svg:width="0.75cm" svg:height="0.75cm" svg:x="5.75cm" svg:y="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41cm" svg:y1="20.359cm" svg:x2="5.859cm" svg:y2="19.641cm" draw:start-shape="id30" draw:start-glue-point="11" draw:end-shape="id32" draw:end-glue-point="7" svg:d="m5141 20359 718-718">
          <text:p/>
        </draw:connector>
        <draw:custom-shape draw:style-name="gr1" draw:text-style-name="P2" xml:id="id40" draw:id="id40" draw:layer="layout" svg:width="0.75cm" svg:height="0.75cm" svg:x="8.75cm" svg:y="23.609cm">
          <text:p text:style-name="P1"><text:span text:style-name="T1">A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75cm" svg:height="0.75cm" svg:x="3cm" svg:y="24.5cm">
          <text:p text:style-name="P1"><text:span text:style-name="T1">B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75cm" svg:height="0.75cm" svg:x="7.5cm" svg:y="23.609cm">
          <text:p text:style-name="P1"><text:span text:style-name="T1">D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75cm" svg:height="0.75cm" svg:x="6.25cm" svg:y="23.609cm">
          <text:p text:style-name="P1"><text:span text:style-name="T1">E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1cm" svg:y1="24.609cm" svg:x2="3.859cm" svg:y2="24.25cm" draw:start-shape="id36" draw:start-glue-point="11" draw:end-shape="id37" draw:end-glue-point="7" svg:d="m3641 24609 218-359">
          <text:p/>
        </draw:connector>
        <draw:custom-shape draw:style-name="gr1" draw:text-style-name="P2" xml:id="id42" draw:id="id42" draw:layer="layout" svg:width="0.75cm" svg:height="0.75cm" svg:x="5cm" svg:y="23.609cm">
          <text:p text:style-name="P1"><text:span text:style-name="T1">F 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75cm" svg:height="0.75cm" svg:x="3.75cm" svg:y="23.609cm">
          <text:p text:style-name="P1"><text:span text:style-name="T1">G </text:span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625cm" svg:y1="23cm" svg:x2="6.625cm" svg:y2="23.609cm" draw:start-shape="id38" draw:start-glue-point="8" draw:end-shape="id39" draw:end-glue-point="4" svg:d="m6625 23000v609">
          <text:p/>
        </draw:connector>
        <draw:connector draw:style-name="gr3" draw:text-style-name="P1" draw:layer="layout" draw:type="line" svg:x1="8.859cm" svg:y1="23.718cm" svg:x2="7cm" svg:y2="22.625cm" draw:start-shape="id40" draw:start-glue-point="5" draw:end-shape="id38" draw:end-glue-point="10" svg:d="m8859 23718-1859-1093">
          <text:p/>
        </draw:connector>
        <draw:connector draw:style-name="gr3" draw:text-style-name="P1" draw:layer="layout" draw:type="line" svg:x1="7.875cm" svg:y1="23.609cm" svg:x2="6.891cm" svg:y2="22.891cm" draw:start-shape="id41" draw:start-glue-point="4" draw:end-shape="id38" draw:end-glue-point="9" svg:d="m7875 23609-984-718">
          <text:p/>
        </draw:connector>
        <draw:custom-shape draw:style-name="gr1" draw:text-style-name="P2" xml:id="id38" draw:id="id38" draw:layer="layout" svg:width="0.75cm" svg:height="0.75cm" svg:x="6.25cm" svg:y="22.2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41cm" svg:y1="23.718cm" svg:x2="6.359cm" svg:y2="22.891cm" draw:start-shape="id42" draw:start-glue-point="11" draw:end-shape="id38" draw:end-glue-point="7" svg:d="m5641 23718 718-827">
          <text:p/>
        </draw:connector>
        <draw:connector draw:style-name="gr3" draw:text-style-name="P1" draw:layer="layout" draw:type="line" svg:x1="4.391cm" svg:y1="23.718cm" svg:x2="6.25cm" svg:y2="22.625cm" draw:start-shape="id37" draw:start-glue-point="11" draw:end-shape="id38" draw:end-glue-point="6" svg:d="m4391 23718 1859-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9-04T22:25:14</meta:creation-date>
    <dc:date>2012-09-04T23:45:44</dc:date>
    <dc:creator>Darran Kartaschew</dc:creator>
    <meta:editing-duration>PT1H1M24S</meta:editing-duration>
    <meta:editing-cycles>4</meta:editing-cycles>
    <meta:generator>OpenOffice.org/3.4$Solaris_x86 OpenOffice.org_project/340m1$Build-9590</meta:generator>
    <meta:document-statistic meta:object-count="110"/>
  </office:meta>
</office:document-meta>
</file>